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58000001DE402BC0FCB1CE56A2.png" manifest:media-type="image/png"/>
  <manifest:file-entry manifest:full-path="Pictures/100000010000021600000220580969A4AF628D14.png" manifest:media-type="image/png"/>
  <manifest:file-entry manifest:full-path="Pictures/100007B900003724000038412177C7152699AE38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3.336cm" fo:min-width="1.486cm" draw:shadow-opacity="100%" loext:decorative="false"/>
    </style:style>
    <style:style style:name="gr2" style:family="graphic" style:parent-style-name="standard" style:list-style-name="L1">
      <style:graphic-properties draw:fill-color="#f6f9d4" draw:textarea-horizontal-align="right" draw:textarea-vertical-align="top" draw:auto-grow-height="false" fo:min-height="5.209cm" fo:min-width="9.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bottom" draw:auto-grow-height="false" fo:min-height="4.65cm" fo:min-width="9.49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bottom" loext:decorative="false"/>
      <style:paragraph-properties style:writing-mode="lr-tb"/>
    </style:style>
    <style:style style:name="gr5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1.556cm" fo:min-width="5.406cm" draw:shadow-opacity="50%" loext:decorative="false"/>
    </style:style>
    <style:style style:name="gr6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1.014cm" fo:min-width="1.864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ffffff" draw:fill="solid" draw:fill-color="#aff0af" draw:opacity="100%" draw:textarea-horizontal-align="justify" draw:textarea-vertical-align="middle" draw:auto-grow-height="false" fo:min-height="1.014cm" fo:min-width="1.864cm" draw:shadow-opacity="100%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 loext:decorative="false"/>
    </style:style>
    <style:style style:name="gr9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6.359cm" fo:min-width="2.118cm" draw:shadow-opacity="50%" loext:decorative="false"/>
    </style:style>
    <style:style style:name="gr10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2.806cm" fo:min-width="1.756cm" draw:shadow-opacity="100%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ffffff" draw:fill="solid" draw:fill-color="#857554" draw:opacity="100%" draw:textarea-horizontal-align="justify" draw:textarea-vertical-align="middle" draw:auto-grow-height="false" fo:min-height="1.014cm" fo:min-width="1.864cm" draw:shadow-opacity="100%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svg:stroke-color="#000000" draw:fill="solid" draw:textarea-vertical-align="middle" loext:decorative="fals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6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ffffff" draw:opacity="100%" draw:textarea-horizontal-align="justify" draw:textarea-vertical-align="bottom" draw:auto-grow-height="false" fo:min-height="3.15cm" fo:min-width="3.1cm" draw:shadow-opacity="100%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stroke-dash="_32__20_Dots_20_1_20_Dash" svg:stroke-color="#ffffff" draw:fill="solid" draw:fill-color="#a4a4a4" draw:opacity="50%" draw:textarea-horizontal-align="justify" draw:textarea-vertical-align="middle" draw:auto-grow-height="false" fo:min-height="1.556cm" fo:min-width="6.206cm" draw:shadow-opacity="50%" loext:decorative="false"/>
    </style:style>
    <style:style style:name="gr18" style:family="graphic" style:parent-style-name="standard">
      <style:graphic-properties draw:stroke="none" svg:stroke-color="#ffffff" draw:fill="solid" draw:fill-color="#729fcf" draw:opacity="100%" draw:textarea-horizontal-align="justify" draw:textarea-vertical-align="middle" draw:auto-grow-height="false" fo:min-height="1.014cm" fo:min-width="5.464cm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aff0af" draw:opacity="100%"/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a4a4a4" draw:opacity="50%"/>
      <style:paragraph-properties fo:text-align="center"/>
    </style:style>
    <style:style style:name="P7" style:family="paragraph"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="solid" draw:fill-color="#729fcf" draw:opacity="100%"/>
      <style:paragraph-properties fo:text-align="center" style:writing-mode="lr-tb"/>
      <style:text-properties fo:font-size="14pt" style:font-size-asian="18pt" style:font-size-complex="18pt"/>
    </style:style>
    <style:style style:name="P9" style:family="paragraph">
      <loext:graphic-properties draw:fill="solid" draw:fill-color="#aff0af" draw:opacity="100%"/>
      <style:paragraph-properties fo:text-align="center" style:writing-mode="lr-tb"/>
      <style:text-properties fo:font-size="14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2pt" style:font-size-asian="18pt" style:font-size-complex="18pt"/>
    </style:style>
    <style:style style:name="P12" style:family="paragraph">
      <loext:graphic-properties draw:fill="solid" draw:fill-color="#729fcf" draw:opacity="100%"/>
      <style:paragraph-properties fo:text-align="center" style:writing-mode="lr-tb"/>
      <style:text-properties fo:font-size="12pt" style:font-size-asian="18pt" style:font-size-complex="18pt"/>
    </style:style>
    <style:style style:name="P13" style:family="paragraph">
      <loext:graphic-properties draw:fill="solid" draw:fill-color="#857554" draw:opacity="100%"/>
      <style:paragraph-properties fo:text-align="center" style:writing-mode="lr-tb"/>
      <style:text-properties fo:font-size="12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center" style:writing-mode="lr-tb"/>
    </style:style>
    <style:style style:name="P16" style:family="paragraph">
      <loext:graphic-properties draw:fill="solid" draw:fill-color="#ffffff" draw:opacity="100%"/>
      <style:paragraph-properties fo:text-align="center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3.8cm" svg:x="23.9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4cm" svg:height="5.459cm" svg:x="12.801cm" svg:y="6.74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99cm" svg:height="4.9cm" svg:x="13.091cm" svg:y="7.191cm">
          <text:p text:style-name="P4">Ariane_So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7.691cm" svg:y1="8.291cm" svg:x2="22.991cm" svg:y2="8.291cm">
          <text:p text:style-name="P5">RVFI</text:p>
        </draw:line>
        <draw:custom-shape draw:style-name="gr5" draw:text-style-name="P6" draw:layer="layout" svg:width="6.1cm" svg:height="2cm" svg:x="6.0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5cm" svg:height="1.4cm" svg:x="6.501cm" svg:y="9.3cm">
          <text:p text:style-name="P7"><text:span text:style-name="T1">GCC</text:span></text:p>
          <text:p text:style-name="P7"><text:span text:style-name="T1">comp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5cm" svg:height="1.4cm" svg:x="9.101cm" svg:y="9.3cm">
          <text:p text:style-name="P7"><text:span text:style-name="T1">elf2h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layout" svg:x1="11.601cm" svg:y1="10cm" svg:x2="14.101cm" svg:y2="10cm">
          <text:p/>
        </draw:line>
        <draw:line draw:style-name="gr8" draw:text-style-name="P10" draw:layer="layout" svg:x1="3.49cm" svg:y1="9.991cm" svg:x2="6.491cm" svg:y2="9.991cm">
          <text:p/>
        </draw:line>
        <draw:custom-shape draw:style-name="gr9" draw:text-style-name="P6" draw:layer="layout" svg:width="2.9cm" svg:height="6.891cm" draw:transform="skewX (-0.00174532925199433) translate (1.2cm 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5cm" svg:height="3.3cm" svg:x="1.4cm" svg:y="6.2cm">
          <text:p text:style-name="P11"><text:span text:style-name="T2"/></text:p>
          <text:p text:style-name="P11"><text:span text:style-name="T2"/></text:p>
          <text:p text:style-name="P11"><text:span text:style-name="T2"/></text:p>
          <text:p text:style-name="P11"><text:span text:style-name="T2">Random</text:span></text:p>
          <text:p text:style-name="P11"><text:span text:style-name="T2">Instruction</text:span></text:p>
          <text:p text:style-name="P11"><text:span text:style-name="T2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5cm" svg:height="1.4cm" svg:x="1.4cm" svg:y="9.6cm">
          <text:p text:style-name="P11"><text:span text:style-name="T2">assembly</text:span></text:p>
          <text:p text:style-name="P11"><text:span text:style-name="T2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layout" svg:x1="12.4cm" svg:y1="14cm" svg:x2="14.4cm" svg:y2="14cm">
          <text:p/>
        </draw:line>
        <draw:frame draw:style-name="gr12" draw:text-style-name="P14" draw:layer="layout" svg:width="1.544cm" svg:height="1.575cm" svg:x="1.8cm" svg:y="6.325cm">
          <draw:image xlink:href="Pictures/100007B900003724000038412177C7152699AE38.svg" xlink:type="simple" xlink:show="embed" xlink:actuate="onLoad" draw:mime-type="image/svg+xml">
            <text:p/>
          </draw:image>
          <draw:image xlink:href="Pictures/100000010000021600000220580969A4AF628D14.png" xlink:type="simple" xlink:show="embed" xlink:actuate="onLoad" draw:mime-type="image/png"/>
        </draw:frame>
        <draw:line draw:style-name="gr13" draw:text-style-name="P10" draw:layer="layout" svg:x1="12.4cm" svg:y1="10cm" svg:x2="12.4cm" svg:y2="14cm">
          <text:p/>
        </draw:line>
        <draw:custom-shape draw:style-name="gr14" draw:text-style-name="P15" draw:layer="layout" svg:width="1.718cm" svg:height="1.6cm" svg:x="24.114cm" svg:y="10.273cm">
          <text:p text:style-name="P4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8" draw:text-style-name="P10" draw:layer="layout" svg:x1="25cm" svg:y1="14cm" svg:x2="24.968cm" svg:y2="11.876cm">
          <text:p/>
        </draw:line>
        <draw:line draw:style-name="gr13" draw:text-style-name="P10" draw:layer="layout" svg:x1="25cm" svg:y1="14cm" svg:x2="20.891cm" svg:y2="13.991cm">
          <text:p/>
        </draw:line>
        <draw:line draw:style-name="gr8" draw:text-style-name="P10" draw:layer="layout" svg:x1="25cm" svg:y1="8.3cm" svg:x2="24.987cm" svg:y2="10.3cm">
          <text:p/>
        </draw:line>
        <draw:line draw:style-name="gr13" draw:text-style-name="P10" draw:layer="layout" svg:x1="25cm" svg:y1="8.3cm" svg:x2="22.9cm" svg:y2="8.3cm">
          <text:p/>
        </draw:line>
        <draw:line draw:style-name="gr8" draw:text-style-name="P10" draw:layer="layout" svg:x1="25.852cm" svg:y1="11.073cm" svg:x2="26.858cm" svg:y2="11.073cm">
          <text:p/>
        </draw:line>
        <draw:custom-shape draw:style-name="gr7" draw:text-style-name="P9" draw:layer="layout" svg:width="2.5cm" svg:height="1.4cm" svg:x="1.391cm" svg:y="11.191cm">
          <text:p text:style-name="P7"><text:span text:style-name="T1">C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3.6cm" svg:height="3.4cm" svg:x="14.091cm" svg:y="7.491cm">
          <text:p text:style-name="P4">CVA6</text:p>
          <text:p text:style-name="P4">RTL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Google Shape;81;p13" draw:style-name="gr16" draw:text-style-name="P17" draw:layer="layout" svg:width="2.831cm" svg:height="1.914cm" svg:x="14.491cm" svg:y="7.491cm">
          <draw:image xlink:href="Pictures/1000000100000258000001DE402BC0FCB1CE56A2.png" xlink:type="simple" xlink:show="embed" xlink:actuate="onLoad" draw:mime-type="image/png">
            <text:p/>
          </draw:image>
        </draw:frame>
        <draw:custom-shape draw:style-name="gr17" draw:text-style-name="P6" draw:layer="layout" svg:width="6.9cm" svg:height="2cm" svg:x="14.491cm" svg:y="12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6.1cm" svg:height="1.4cm" svg:x="14.891cm" svg:y="13.291cm">
          <text:p text:style-name="P7"><text:span text:style-name="T1">SPIKE</text:span></text:p>
          <text:p text:style-name="P7"><text:span text:style-name="T1">Instruction Set Si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4T21:27:26.547306331</meta:creation-date>
    <dc:date>2023-08-26T11:01:21.541389244</dc:date>
    <meta:editing-duration>P1DT8H33M56S</meta:editing-duration>
    <meta:editing-cycles>128</meta:editing-cycles>
    <meta:generator>LibreOffice/7.6.0.3$Linux_X86_64 LibreOffice_project/69edd8b8ebc41d00b4de3915dc82f8f0fc3b6265</meta:generator>
    <meta:document-statistic meta:object-count="26"/>
  </office:meta>
</office:document-meta>
</file>